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Bitstream Vera Serif" fo:font-size="12pt" fo:font-weight="normal" officeooo:rsid="0014abbe" officeooo:paragraph-rsid="0014abbe" fo:background-color="#ffffff" style:font-size-asian="12pt" style:font-size-complex="12pt"/>
    </style:style>
    <style:style style:name="P2" style:family="paragraph" style:parent-style-name="Standard">
      <style:paragraph-properties style:line-height-at-least="0.198in"/>
      <style:text-properties fo:color="#000000" loext:opacity="100%" style:font-name="Bitstream Vera Serif" fo:font-size="12pt" fo:font-weight="normal" fo:background-color="#ffffff" style:font-size-asian="12pt" style:font-size-complex="12pt"/>
    </style:style>
    <style:style style:name="P3" style:family="paragraph" style:parent-style-name="Standard">
      <style:paragraph-properties style:line-height-at-least="0.198in"/>
      <style:text-properties fo:color="#000000" loext:opacity="100%" style:font-name="Bitstream Vera Serif" fo:font-size="12pt" fo:font-weight="normal" officeooo:paragraph-rsid="0017dab4" fo:background-color="#ffffff" style:font-size-asian="12pt" style:font-size-complex="12pt"/>
    </style:style>
    <style:style style:name="P4" style:family="paragraph" style:parent-style-name="Standard">
      <style:paragraph-properties style:line-height-at-least="0.198in"/>
      <style:text-properties fo:color="#000000" loext:opacity="100%" style:font-name="Bitstream Vera Serif" fo:font-size="12pt" fo:font-weight="normal" officeooo:paragraph-rsid="001c6135" fo:background-color="#ffffff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loext:opacity="100%" style:font-name="Bitstream Vera Serif" fo:font-size="12pt" fo:font-weight="normal" officeooo:paragraph-rsid="001e858c" fo:background-color="#ffffff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loext:opacity="100%" style:font-name="Bitstream Vera Serif" fo:font-size="12pt" fo:font-weight="normal" officeooo:rsid="0019ab34" officeooo:paragraph-rsid="0019ab34" fo:background-color="#ffffff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loext:opacity="100%" style:font-name="Bitstream Vera Serif" fo:font-size="12pt" fo:font-weight="normal" officeooo:rsid="0016cba8" officeooo:paragraph-rsid="0016cba8" fo:background-color="#ffffff" style:font-size-asian="12pt" style:font-size-complex="12pt"/>
    </style:style>
    <style:style style:name="P8" style:family="paragraph" style:parent-style-name="Standard">
      <style:paragraph-properties style:line-height-at-least="0.198in"/>
      <style:text-properties fo:color="#000000" loext:opacity="100%" style:font-name="Bitstream Vera Serif" fo:font-size="12pt" fo:font-weight="normal" officeooo:rsid="00167cb9" officeooo:paragraph-rsid="00167cb9" fo:background-color="#ffffff" style:font-size-asian="12pt" style:font-size-complex="12pt"/>
    </style:style>
    <style:style style:name="P9" style:family="paragraph" style:parent-style-name="Standard">
      <style:paragraph-properties style:line-height-at-least="0.198in"/>
      <style:text-properties fo:color="#000000" loext:opacity="100%" style:font-name="Bitstream Vera Serif" fo:font-size="12pt" fo:background-color="#ffffff" style:font-size-asian="12pt" style:font-size-complex="12pt"/>
    </style:style>
    <style:style style:name="P10" style:family="paragraph" style:parent-style-name="Standard">
      <style:text-properties style:font-name="Bitstream Vera Serif" fo:font-size="12pt" style:font-size-asian="12pt" style:font-size-complex="12pt"/>
    </style:style>
    <style:style style:name="P11" style:family="paragraph" style:parent-style-name="Standard">
      <style:text-properties style:font-name="Bitstream Vera Serif" fo:font-size="12pt" officeooo:rsid="0014abbe" officeooo:paragraph-rsid="0014abbe" style:font-size-asian="12pt" style:font-size-complex="12pt"/>
    </style:style>
    <style:style style:name="P12" style:family="paragraph" style:parent-style-name="Standard">
      <style:text-properties style:font-name="Bitstream Vera Serif" fo:font-size="12pt" officeooo:rsid="001c6135" officeooo:paragraph-rsid="001c6135" style:font-size-asian="12pt" style:font-size-complex="12pt"/>
    </style:style>
    <style:style style:name="P13" style:family="paragraph" style:parent-style-name="Standard">
      <style:paragraph-properties style:line-height-at-least="0.198in"/>
      <style:text-properties fo:color="#000000" loext:opacity="100%" style:font-name="Bitstream Vera Serif" fo:font-size="12pt" fo:font-weight="normal" officeooo:rsid="002366e3" officeooo:paragraph-rsid="0019ab34" fo:background-color="#ffffff" style:font-size-asian="12pt" style:font-size-complex="12pt"/>
    </style:style>
    <style:style style:name="T1" style:family="text">
      <style:text-properties officeooo:rsid="00141ccb"/>
    </style:style>
    <style:style style:name="T2" style:family="text">
      <style:text-properties officeooo:rsid="0014abbe"/>
    </style:style>
    <style:style style:name="T3" style:family="text">
      <style:text-properties officeooo:rsid="00167cb9"/>
    </style:style>
    <style:style style:name="T4" style:family="text">
      <style:text-properties officeooo:rsid="0017d551"/>
    </style:style>
    <style:style style:name="T5" style:family="text">
      <style:text-properties officeooo:rsid="001b4951"/>
    </style:style>
    <style:style style:name="T6" style:family="text">
      <style:text-properties officeooo:rsid="001c6135"/>
    </style:style>
    <style:style style:name="T7" style:family="text">
      <style:text-properties officeooo:rsid="001e7374"/>
    </style:style>
    <style:style style:name="T8" style:family="text">
      <style:text-properties officeooo:rsid="0021c0ec"/>
    </style:style>
    <style:style style:name="T9" style:family="text">
      <style:text-properties officeooo:rsid="0025fa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allation:</text:p>
      <text:p text:style-name="P11"/>
      <text:p text:style-name="P10"><text:span text:style-name="T1">sudo </text:span>apt install mongodb-server-core</text:p>
      <text:p text:style-name="P10"/>
      <text:p text:style-name="P10"><text:span text:style-name="T5">sudo </text:span>apt install mongodb-clients</text:p>
      <text:p text:style-name="P10"/>
      <text:p text:style-name="P10"/>
      <text:p text:style-name="P12">Steps:</text:p>
      <text:p text:style-name="P10"/>
      <text:p text:style-name="P11"><text:span text:style-name="T6">1. T</text:span>ype command ‘mongod’ <text:span text:style-name="T6">in terminal </text:span>to run the DB instance</text:p>
      <text:p text:style-name="P11"/>
      <text:p text:style-name="P11"><text:span text:style-name="T6">2. T</text:span>ype command ‘mongo’ <text:span text:style-name="T6">in another terminal</text:span> to connect to the DB</text:p>
      <text:p text:style-name="P11"/>
      <text:p text:style-name="P1"><text:span text:style-name="T6">3. </text:span>Create root user:</text:p>
      <text:p text:style-name="P2"><text:s text:c="4"/><text:tab/>use admin;</text:p>
      <text:p text:style-name="P2"/>
      <text:p text:style-name="P4"><text:tab/>db.createUser({ </text:p>
      <text:p text:style-name="P4"><text:tab/>user: "root", </text:p>
      <text:p text:style-name="P4"><text:tab/>pwd: "root", </text:p>
      <text:p text:style-name="P4"><text:tab/>roles: [{role : "root", db: "admin"}] </text:p>
      <text:p text:style-name="P4"><text:tab/>});</text:p>
      <text:p text:style-name="P2"/>
      <text:p text:style-name="P2"><text:span text:style-name="T7">4. </text:span><text:span text:style-name="T2">Create </text:span>user for DB:</text:p>
      <text:p text:style-name="P3"><text:tab/>use <text:span text:style-name="T4">PortfolioDoctor</text:span>;</text:p>
      <text:p text:style-name="P3"/>
      <text:p text:style-name="P5"><text:span text:style-name="T2"><text:tab/>d</text:span>b.createUser({ </text:p>
      <text:p text:style-name="P5"><text:tab/>user: "<text:span text:style-name="T4">user</text:span>", </text:p>
      <text:p text:style-name="P5"><text:tab/>pwd: "<text:span text:style-name="T4">password</text:span>", </text:p>
      <text:p text:style-name="P5"><text:tab/>roles: [{role : "readWrite", db: "<text:span text:style-name="T4">PortfolioDoctor</text:span>"}] </text:p>
      <text:p text:style-name="P5"><text:tab/>});</text:p>
      <text:p text:style-name="P9"/>
      <text:p text:style-name="P2"><text:span text:style-name="T8">5. </text:span><text:span text:style-name="T3">Restart</text:span> <text:span text:style-name="T3">the </text:span>mongodb instance with auth<text:span text:style-name="T3">entication</text:span> enabled <text:span text:style-name="T3">using the following command ‘</text:span>mongod –auth’</text:p>
      <text:p text:style-name="P2"/>
      <text:p text:style-name="P13">6. <text:span text:style-name="T9">Rename ‘config_env’ file as ‘.env’ and r</text:span>un the node application :</text:p>
      <text:p text:style-name="P6"><text:tab/>npm i</text:p>
      <text:p text:style-name="P7"><text:tab/>node app.js</text:p>
      <text:p text:style-name="P8"/>
      <text:p text:style-name="P2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6T11:02:59.210708907</meta:creation-date>
    <dc:date>2021-07-06T15:32:25.757226083</dc:date>
    <meta:editing-duration>PT2H2M26S</meta:editing-duration>
    <meta:editing-cycles>15</meta:editing-cycles>
    <meta:generator>LibreOffice/7.1.3.2$Linux_X86_64 LibreOffice_project/10$Build-2</meta:generator>
    <meta:document-statistic meta:table-count="0" meta:image-count="0" meta:object-count="0" meta:page-count="1" meta:paragraph-count="24" meta:word-count="100" meta:character-count="673" meta:non-whitespace-character-count="571"/>
  </office:meta>
</office:document-meta>
</file>